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461cm" fo:margin-left="-0.217cm" table:align="left" style:writing-mode="lr-tb"/>
    </style:style>
    <style:style style:name="Таблица1.A" style:family="table-column">
      <style:table-column-properties style:column-width="5.069cm"/>
    </style:style>
    <style:style style:name="Таблица1.B" style:family="table-column">
      <style:table-column-properties style:column-width="2.547cm"/>
    </style:style>
    <style:style style:name="Таблица1.C" style:family="table-column">
      <style:table-column-properties style:column-width="1.402cm"/>
    </style:style>
    <style:style style:name="Таблица1.I" style:family="table-column">
      <style:table-column-properties style:column-width="1.43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1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1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2.2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-left="2.25pt solid #000000" fo:border-right="none" fo:border-top="2.25pt solid #000000" fo:border-bottom="2.25pt solid #000000" style:writing-mode="lr-tb"/>
    </style:style>
    <style:style style:name="Таблица1.I6" style:family="table-cell">
      <style:table-cell-properties style:vertical-align="top" fo:padding-left="0.191cm" fo:padding-right="0.191cm" fo:padding-top="0cm" fo:padding-bottom="0cm" fo:border="2.25pt solid #000000" style:writing-mode="lr-tb"/>
    </style:style>
    <style:style style:name="Таблица1.7" style:family="table-row">
      <style:table-row-properties fo:keep-together="always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C7" style:family="table-cell">
      <style:table-cell-properties style:vertical-align="top" fo:padding-left="0.191cm" fo:padding-right="0.191cm" fo:padding-top="0cm" fo:padding-bottom="0cm" fo:border-left="0.5pt solid #000000" fo:border-right="none" fo:border-top="2.25pt solid #000000" fo:border-bottom="0.5pt solid #000000" style:writing-mode="lr-tb"/>
    </style:style>
    <style:style style:name="Таблица1.I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2.2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I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6.297cm"/>
    </style:style>
    <style:style style:name="Таблица2.B" style:family="table-column">
      <style:table-column-properties style:column-width="2.805cm"/>
    </style:style>
    <style:style style:name="Таблица2.C" style:family="table-column">
      <style:table-column-properties style:column-width="1.402cm"/>
    </style:style>
    <style:style style:name="Таблица2.E" style:family="table-column">
      <style:table-column-properties style:column-width="1.296cm"/>
    </style:style>
    <style:style style:name="Таблица2.F" style:family="table-column">
      <style:table-column-properties style:column-width="1.508cm"/>
    </style:style>
    <style:style style:name="Таблица2.H" style:family="table-column">
      <style:table-column-properties style:column-width="1.2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5" style:family="table-row">
      <style:table-row-properties fo:keep-together="always"/>
    </style:style>
    <style:style style:name="Таблица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2.H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2.25pt solid #000000" style:writing-mode="lr-tb"/>
    </style:style>
    <style:style style:name="Таблица3" style:family="table">
      <style:table-properties style:width="17.399cm" fo:margin-left="-0.199cm" table:align="left" style:writing-mode="lr-tb"/>
    </style:style>
    <style:style style:name="Таблица3.A" style:family="table-column">
      <style:table-column-properties style:column-width="6.297cm"/>
    </style:style>
    <style:style style:name="Таблица3.B" style:family="table-column">
      <style:table-column-properties style:column-width="2.805cm"/>
    </style:style>
    <style:style style:name="Таблица3.C" style:family="table-column">
      <style:table-column-properties style:column-width="1.296cm"/>
    </style:style>
    <style:style style:name="Таблица3.F" style:family="table-column">
      <style:table-column-properties style:column-width="1.402cm"/>
    </style:style>
    <style:style style:name="Таблица3.G" style:family="table-column">
      <style:table-column-properties style:column-width="1.508cm"/>
    </style:style>
    <style:style style:name="Таблица3.H" style:family="table-column">
      <style:table-column-properties style:column-width="1.4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5" style:family="table-row">
      <style:table-row-properties fo:keep-together="always"/>
    </style:style>
    <style:style style:name="Таблица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2.25pt solid #000000" style:writing-mode="lr-tb"/>
    </style:style>
    <style:style style:name="Таблица3.H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2.25pt solid #000000" style:writing-mode="lr-tb"/>
    </style:style>
    <style:style style:name="P1" style:family="paragraph" style:parent-style-name="Стиль_20_Заголовка_20_таблицы">
      <style:text-properties officeooo:paragraph-rsid="001d8f17"/>
    </style:style>
    <style:style style:name="P2" style:family="paragraph" style:parent-style-name="Standard">
      <style:paragraph-properties fo:text-align="center" style:justify-single-word="false"/>
      <style:text-properties fo:font-size="14pt" officeooo:rsid="001d8f17" officeooo:paragraph-rsid="001d8f17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d8f17" officeooo:paragraph-rsid="001d8f17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8f17" officeooo:paragraph-rsid="001d8f1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size="14pt" officeooo:paragraph-rsid="001d8f17" style:font-size-asian="14pt" style:font-size-complex="14pt"/>
    </style:style>
    <style:style style:name="P6" style:family="paragraph" style:parent-style-name="СтильВнутри_20_таблицы_20_по_20_центру">
      <style:paragraph-properties style:snap-to-layout-grid="false"/>
      <style:text-properties officeooo:paragraph-rsid="001d8f17"/>
    </style:style>
    <style:style style:name="P7" style:family="paragraph" style:parent-style-name="СтильВнутри_20_таблицы_20_по_20_центру">
      <style:paragraph-properties style:snap-to-layout-grid="false"/>
      <style:text-properties officeooo:paragraph-rsid="00220750"/>
    </style:style>
    <style:style style:name="P8" style:family="paragraph" style:parent-style-name="СтильВнутри_20_таблицы_20_по_20_центру">
      <style:text-properties officeooo:paragraph-rsid="001d8f17"/>
    </style:style>
    <style:style style:name="P9" style:family="paragraph" style:parent-style-name="СтильВнутри_20_таблицы_20_по_20_центру">
      <style:paragraph-properties style:snap-to-layout-grid="false"/>
      <style:text-properties officeooo:rsid="001d8f17" officeooo:paragraph-rsid="001d8f17"/>
    </style:style>
    <style:style style:name="P10" style:family="paragraph" style:parent-style-name="СтильВнутри_20_таблицы_20_по_20_центру">
      <style:paragraph-properties style:snap-to-layout-grid="false"/>
      <style:text-properties officeooo:rsid="001fc96c" officeooo:paragraph-rsid="001fc96c"/>
    </style:style>
    <style:style style:name="P11" style:family="paragraph" style:parent-style-name="СтильВнутри_20_таблицы_20_по_20_центру">
      <style:paragraph-properties style:snap-to-layout-grid="false"/>
      <style:text-properties officeooo:rsid="00200911" officeooo:paragraph-rsid="00200911"/>
    </style:style>
    <style:style style:name="P12" style:family="paragraph" style:parent-style-name="СтильВнутри_20_таблицы_20_по_20_центру">
      <style:paragraph-properties style:snap-to-layout-grid="false"/>
      <style:text-properties officeooo:rsid="00204c2e" officeooo:paragraph-rsid="00204c2e"/>
    </style:style>
    <style:style style:name="P13" style:family="paragraph" style:parent-style-name="СтильВнутри_20_таблицы_20_по_20_центру">
      <style:text-properties fo:language="ru" fo:country="RU" officeooo:paragraph-rsid="00220750"/>
    </style:style>
    <style:style style:name="P14" style:family="paragraph" style:parent-style-name="СтильВнутри_20_таблицы_20_по_20_центру">
      <style:text-properties officeooo:paragraph-rsid="00220750"/>
    </style:style>
    <style:style style:name="P15" style:family="paragraph" style:parent-style-name="СтильВнутри_20_таблицы_20_по_20_центру">
      <style:paragraph-properties style:snap-to-layout-grid="false"/>
      <style:text-properties officeooo:rsid="00220750" officeooo:paragraph-rsid="00220750"/>
    </style:style>
    <style:style style:name="P16" style:family="paragraph" style:parent-style-name="СтильВнутри_20_таблицы_20_по_20_центру">
      <style:paragraph-properties style:snap-to-layout-grid="false"/>
      <style:text-properties officeooo:rsid="002321ff" officeooo:paragraph-rsid="002321ff"/>
    </style:style>
    <style:style style:name="P17" style:family="paragraph" style:parent-style-name="СтильВнутри_20_таблицы_20_по_20_центру">
      <style:text-properties officeooo:paragraph-rsid="002321ff"/>
    </style:style>
    <style:style style:name="P18" style:family="paragraph" style:parent-style-name="СтильВнутри_20_таблицы_20_по_20_центру">
      <style:paragraph-properties style:snap-to-layout-grid="false"/>
      <style:text-properties officeooo:rsid="00249a9f" officeooo:paragraph-rsid="00249a9f"/>
    </style:style>
    <style:style style:name="P19" style:family="paragraph" style:parent-style-name="Стиль_20_для_20_списка">
      <style:text-properties fo:font-size="14pt" officeooo:paragraph-rsid="001d8f17" style:font-size-asian="14pt" style:font-size-complex="14pt"/>
    </style:style>
    <style:style style:name="P20" style:family="paragraph" style:parent-style-name="Стиль_20_для_20_списка">
      <style:paragraph-properties fo:text-align="justify" style:justify-single-word="false"/>
      <style:text-properties fo:font-size="14pt" officeooo:rsid="001d8f17" officeooo:paragraph-rsid="001d8f17" style:font-size-asian="14pt" style:font-size-complex="14pt"/>
    </style:style>
    <style:style style:name="P21" style:family="paragraph" style:parent-style-name="Стиль_20_для_20_списка" style:list-style-name="">
      <style:paragraph-properties fo:margin-left="2cm" fo:margin-right="0cm" fo:text-align="justify" style:justify-single-word="false" fo:text-indent="-0.6cm" style:auto-text-indent="false"/>
      <style:text-properties fo:font-size="14pt" fo:language="ru" fo:country="RU" officeooo:rsid="001d8f17" officeooo:paragraph-rsid="001d8f17" style:font-size-asian="12.25pt" style:font-size-complex="14pt"/>
    </style:style>
    <style:style style:name="P22" style:family="paragraph" style:parent-style-name="Стиль_20_для_20_списка" style:list-style-name="L1">
      <style:paragraph-properties fo:margin-left="0cm" fo:margin-right="0cm" fo:text-align="justify" style:justify-single-word="false" fo:text-indent="1.401cm" style:auto-text-indent="false">
        <style:tab-stops>
          <style:tab-stop style:position="1.891cm"/>
        </style:tab-stops>
      </style:paragraph-properties>
      <style:text-properties fo:font-size="14pt" fo:language="ru" fo:country="RU" officeooo:rsid="001d8f17" officeooo:paragraph-rsid="00276948" style:font-size-asian="12.25pt" style:font-size-complex="14pt"/>
    </style:style>
    <style:style style:name="P23" style:family="paragraph" style:parent-style-name="Стиль_20_Заголовка_20_таблицы">
      <style:text-properties officeooo:paragraph-rsid="00276948"/>
    </style:style>
    <style:style style:name="P24" style:family="paragraph" style:parent-style-name="Стиль_20_Заголовка_20_таблицы">
      <style:text-properties officeooo:paragraph-rsid="00297a92"/>
    </style:style>
    <style:style style:name="P25" style:family="paragraph" style:parent-style-name="СтильВнутри_20_таблицы_20_по_20_центру">
      <style:paragraph-properties style:snap-to-layout-grid="false"/>
      <style:text-properties officeooo:rsid="00249a9f" officeooo:paragraph-rsid="00220750"/>
    </style:style>
    <style:style style:name="P26" style:family="paragraph" style:parent-style-name="СтильВнутри_20_таблицы_20_по_20_центру">
      <style:paragraph-properties style:snap-to-layout-grid="false"/>
      <style:text-properties officeooo:rsid="0025243f" officeooo:paragraph-rsid="0025243f"/>
    </style:style>
    <style:style style:name="P27" style:family="paragraph" style:parent-style-name="СтильВнутри_20_таблицы_20_по_20_центру">
      <style:paragraph-properties style:snap-to-layout-grid="false"/>
      <style:text-properties officeooo:rsid="00262321" officeooo:paragraph-rsid="00262321"/>
    </style:style>
    <style:style style:name="P28" style:family="paragraph" style:parent-style-name="СтильВнутри_20_таблицы_20_по_20_центру">
      <style:paragraph-properties style:snap-to-layout-grid="false"/>
      <style:text-properties officeooo:paragraph-rsid="00276948"/>
    </style:style>
    <style:style style:name="P29" style:family="paragraph" style:parent-style-name="СтильВнутри_20_таблицы_20_по_20_центру">
      <style:paragraph-properties style:snap-to-layout-grid="false"/>
      <style:text-properties officeooo:paragraph-rsid="00291eed"/>
    </style:style>
    <style:style style:name="P30" style:family="paragraph" style:parent-style-name="СтильВнутри_20_таблицы_20_по_20_центру">
      <style:paragraph-properties style:snap-to-layout-grid="false"/>
      <style:text-properties officeooo:paragraph-rsid="00276948" style:font-name-asian="MS Mincho"/>
    </style:style>
    <style:style style:name="P31" style:family="paragraph" style:parent-style-name="СтильВнутри_20_таблицы_20_по_20_центру">
      <style:text-properties officeooo:paragraph-rsid="00276948"/>
    </style:style>
    <style:style style:name="P32" style:family="paragraph" style:parent-style-name="СтильВнутри_20_таблицы_20_по_20_центру">
      <style:text-properties officeooo:paragraph-rsid="00220750"/>
    </style:style>
    <style:style style:name="P33" style:family="paragraph" style:parent-style-name="СтильВнутри_20_таблицы_20_по_20_центру">
      <style:paragraph-properties style:snap-to-layout-grid="false"/>
      <style:text-properties officeooo:paragraph-rsid="00276948" style:font-name-asian="MS Mincho"/>
    </style:style>
    <style:style style:name="P34" style:family="paragraph" style:parent-style-name="СтильВнутри_20_таблицы_20_по_20_центру">
      <style:text-properties officeooo:paragraph-rsid="00291eed"/>
    </style:style>
    <style:style style:name="P35" style:family="paragraph" style:parent-style-name="СтильВнутри_20_таблицы_20_по_20_центру">
      <style:paragraph-properties style:snap-to-layout-grid="false"/>
      <style:text-properties officeooo:rsid="002a5dad" officeooo:paragraph-rsid="002a5dad"/>
    </style:style>
    <style:style style:name="P36" style:family="paragraph" style:parent-style-name="СтильВнутри_20_таблицы_20_по_20_центру">
      <style:paragraph-properties style:snap-to-layout-grid="false"/>
      <style:text-properties officeooo:rsid="002bebae" officeooo:paragraph-rsid="002bebae"/>
    </style:style>
    <style:style style:name="P37" style:family="paragraph" style:parent-style-name="СтильВнутри_20_таблицы_20_по_20_центру">
      <style:paragraph-properties style:snap-to-layout-grid="false"/>
      <style:text-properties officeooo:rsid="002c6c72" officeooo:paragraph-rsid="002c6c72"/>
    </style:style>
    <style:style style:name="P38" style:family="paragraph" style:parent-style-name="СтильВнутри_20_таблицы_20_по_20_центру">
      <style:paragraph-properties style:snap-to-layout-grid="false"/>
      <style:text-properties officeooo:rsid="002e3eac" officeooo:paragraph-rsid="002e3eac"/>
    </style:style>
    <style:style style:name="P39" style:family="paragraph" style:parent-style-name="СтильВнутри_20_таблицы_20_по_20_центру">
      <style:paragraph-properties style:snap-to-layout-grid="false"/>
      <style:text-properties officeooo:rsid="002eecb4" officeooo:paragraph-rsid="002eecb4"/>
    </style:style>
    <style:style style:name="P40" style:family="paragraph" style:parent-style-name="СтильВнутри_20_таблицы_20_по_20_центру">
      <style:paragraph-properties style:snap-to-layout-grid="false"/>
      <style:text-properties officeooo:rsid="0031a182" officeooo:paragraph-rsid="0031a182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01d8f17" officeooo:paragraph-rsid="00220750" style:font-size-asian="12.25pt" style:font-size-complex="14pt"/>
    </style:style>
    <style:style style:name="T1" style:family="text">
      <style:text-properties officeooo:rsid="001d8f17"/>
    </style:style>
    <style:style style:name="T2" style:family="text">
      <style:text-properties style:font-name="Symbo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8f17"/>
    </style:style>
    <style:style style:name="T5" style:family="text">
      <style:text-properties fo:language="en" fo:country="US" officeooo:rsid="002321ff"/>
    </style:style>
    <style:style style:name="T6" style:family="text">
      <style:text-properties fo:language="en" fo:country="US" officeooo:rsid="002bebae"/>
    </style:style>
    <style:style style:name="T7" style:family="text">
      <style:text-properties officeooo:rsid="00200911"/>
    </style:style>
    <style:style style:name="T8" style:family="text">
      <style:text-properties officeooo:rsid="00204c2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97a92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language="ru" fo:country="RU"/>
    </style:style>
    <style:style style:name="T14" style:family="text">
      <style:text-properties officeooo:rsid="002321ff"/>
    </style:style>
    <style:style style:name="T15" style:family="text">
      <style:text-properties officeooo:rsid="00249a9f"/>
    </style:style>
    <style:style style:name="T16" style:family="text">
      <style:text-properties officeooo:rsid="00262321"/>
    </style:style>
    <style:style style:name="T17" style:family="text">
      <style:text-properties style:font-name="Symbol"/>
    </style:style>
    <style:style style:name="T18" style:family="text">
      <style:text-properties officeooo:rsid="00297a92"/>
    </style:style>
    <style:style style:name="T19" style:family="text">
      <style:text-properties officeooo:rsid="002bd439"/>
    </style:style>
    <style:style style:name="T20" style:family="text">
      <style:text-properties officeooo:rsid="002bebae"/>
    </style:style>
    <style:style style:name="T21" style:family="text">
      <style:text-properties officeooo:rsid="002c6c72"/>
    </style:style>
    <style:style style:name="T22" style:family="text">
      <style:text-properties officeooo:rsid="002eecb4"/>
    </style:style>
    <style:style style:name="T23" style:family="text">
      <style:text-properties officeooo:rsid="002f670c"/>
    </style:style>
    <text:list-style style:name="L1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6cm" fo:text-indent="-0.6cm" fo:margin-left="2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2.406cm" fo:text-indent="-0.635cm" fo:margin-left="3.041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6 ЛАБОРАТОРНА РОБОТА №6</text:p>
      <text:p text:style-name="P4">ДОСЛІДЖЕННЯ НАЙПРОСТІШОЇ СМО</text:p>
      <text:p text:style-name="P2"/>
      <text:p text:style-name="P5">Мета роботи:</text:p>
      <text:list xml:id="list2180033678516947891" text:style-name="WW8Num9">
        <text:list-item>
          <text:p text:style-name="P19">Знайомство <text:s text:c="2"/>з <text:s text:c="2"/>методикою аналітичного дослідження характеристик найпростішої СМО.</text:p>
        </text:list-item>
        <text:list-item>
          <text:p text:style-name="P20">Експериментальне визначення характеристик найпростішої СМО шляхом моделювання.</text:p>
        </text:list-item>
      </text:list>
      <text:p text:style-name="P3"/>
      <text:p text:style-name="P1"><text:span text:style-name="T9">Таблиця 6.1 - Результати експериментів по оцінці ймовірностей появи черг різної довжини</text:span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column table:style-name="Таблица1.I"/>
        <table:table-row table:style-name="Таблица1.1">
          <table:table-cell table:style-name="Таблица1.A1" table:number-columns-spanned="9" office:value-type="string">
            <text:p text:style-name="P8">Коефіцієнт завантаження <text:span text:style-name="T2"></text:span>=0,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9" office:value-type="string">
            <text:p text:style-name="P8">Час моделювання <text:span text:style-name="T1">2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9" office:value-type="string">
            <text:p text:style-name="P8">Інтенсивність вхідного потоку <text:span text:style-name="T2"></text:span>=1/<text:span text:style-name="T3">m =</text:span><text:span text:style-name="T4">0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table:number-columns-spanned="9" office:value-type="string">
            <text:p text:style-name="P8">Інтенсивність обслуговування <text:span text:style-name="T2"></text:span> =<text:span text:style-name="T3">1/m</text:span> <text:span text:style-name="T3">= </text:span><text:span text:style-name="T4">0.6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5" table:number-columns-spanned="2" office:value-type="string">
            <text:p text:style-name="P8">Довжина черги</text:p>
          </table:table-cell>
          <table:covered-table-cell/>
          <table:table-cell table:style-name="Таблица1.C5" office:value-type="string">
            <text:p text:style-name="P8">0</text:p>
          </table:table-cell>
          <table:table-cell table:style-name="Таблица1.C5" office:value-type="string">
            <text:p text:style-name="P8">1</text:p>
          </table:table-cell>
          <table:table-cell table:style-name="Таблица1.C5" office:value-type="string">
            <text:p text:style-name="P8">2</text:p>
          </table:table-cell>
          <table:table-cell table:style-name="Таблица1.C5" office:value-type="string">
            <text:p text:style-name="P8">3</text:p>
          </table:table-cell>
          <table:table-cell table:style-name="Таблица1.C5" office:value-type="string">
            <text:p text:style-name="P8">4</text:p>
          </table:table-cell>
          <table:table-cell table:style-name="Таблица1.C5" office:value-type="string">
            <text:p text:style-name="P8">5</text:p>
          </table:table-cell>
          <table:table-cell table:style-name="Таблица1.I5" office:value-type="string">
            <text:p text:style-name="P8">6</text:p>
          </table:table-cell>
        </table:table-row>
        <table:table-row table:style-name="Таблица1.1">
          <table:table-cell table:style-name="Таблица1.A6" table:number-columns-spanned="2" office:value-type="string">
            <text:p text:style-name="P8">Теор. значення ймовірності </text:p>
          </table:table-cell>
          <table:covered-table-cell/>
          <table:table-cell table:style-name="Таблица1.C6" office:value-type="string">
            <text:p text:style-name="P12">.36</text:p>
          </table:table-cell>
          <table:table-cell table:style-name="Таблица1.C6" office:value-type="string">
            <text:p text:style-name="P6">.<text:span text:style-name="T8">128</text:span></text:p>
          </table:table-cell>
          <table:table-cell table:style-name="Таблица1.C6" office:value-type="string">
            <text:p text:style-name="P6">.<text:span text:style-name="T8">1024</text:span></text:p>
          </table:table-cell>
          <table:table-cell table:style-name="Таблица1.C6" office:value-type="string">
            <text:p text:style-name="P6">.<text:span text:style-name="T8">0819</text:span></text:p>
          </table:table-cell>
          <table:table-cell table:style-name="Таблица1.C6" office:value-type="string">
            <text:p text:style-name="P12">.0655</text:p>
          </table:table-cell>
          <table:table-cell table:style-name="Таблица1.C6" office:value-type="string">
            <text:p text:style-name="P12">.0524</text:p>
          </table:table-cell>
          <table:table-cell table:style-name="Таблица1.I6" office:value-type="string">
            <text:p text:style-name="P12">.0419</text:p>
          </table:table-cell>
        </table:table-row>
        <table:table-row table:style-name="Таблица1.7">
          <table:table-cell table:style-name="Таблица1.A7" table:number-rows-spanned="4" office:value-type="string">
            <text:p text:style-name="P8">Експериментальні значення відносної частоти</text:p>
          </table:table-cell>
          <table:table-cell table:style-name="Таблица1.A7" office:value-type="string">
            <text:p text:style-name="P8">Дослід№1</text:p>
          </table:table-cell>
          <table:table-cell table:style-name="Таблица1.C7" office:value-type="string">
            <text:p text:style-name="P9">.3287</text:p>
          </table:table-cell>
          <table:table-cell table:style-name="Таблица1.C7" office:value-type="string">
            <text:p text:style-name="P6">.<text:span text:style-name="T1">1174</text:span></text:p>
          </table:table-cell>
          <table:table-cell table:style-name="Таблица1.C7" office:value-type="string">
            <text:p text:style-name="P9">.0974</text:p>
          </table:table-cell>
          <table:table-cell table:style-name="Таблица1.C7" office:value-type="string">
            <text:p text:style-name="P9">.0773</text:p>
          </table:table-cell>
          <table:table-cell table:style-name="Таблица1.C7" office:value-type="string">
            <text:p text:style-name="P9">.0622</text:p>
          </table:table-cell>
          <table:table-cell table:style-name="Таблица1.C7" office:value-type="string">
            <text:p text:style-name="P9">.0525</text:p>
          </table:table-cell>
          <table:table-cell table:style-name="Таблица1.I7" office:value-type="string">
            <text:p text:style-name="P9">.0413</text:p>
          </table:table-cell>
        </table:table-row>
        <table:table-row table:style-name="Таблица1.7">
          <table:covered-table-cell/>
          <table:table-cell table:style-name="Таблица1.B8" office:value-type="string">
            <text:p text:style-name="P8">Дослід№2</text:p>
          </table:table-cell>
          <table:table-cell table:style-name="Таблица1.B8" office:value-type="string">
            <text:p text:style-name="P6">.<text:span text:style-name="T1">3277</text:span></text:p>
          </table:table-cell>
          <table:table-cell table:style-name="Таблица1.B8" office:value-type="string">
            <text:p text:style-name="P9">.1169</text:p>
          </table:table-cell>
          <table:table-cell table:style-name="Таблица1.B8" office:value-type="string">
            <text:p text:style-name="P9">.0875</text:p>
          </table:table-cell>
          <table:table-cell table:style-name="Таблица1.B8" office:value-type="string">
            <text:p text:style-name="P9">.0751</text:p>
          </table:table-cell>
          <table:table-cell table:style-name="Таблица1.B8" office:value-type="string">
            <text:p text:style-name="P9">.0645</text:p>
          </table:table-cell>
          <table:table-cell table:style-name="Таблица1.B8" office:value-type="string">
            <text:p text:style-name="P9">.0501</text:p>
          </table:table-cell>
          <table:table-cell table:style-name="Таблица1.I8" office:value-type="string">
            <text:p text:style-name="P9">.0462</text:p>
          </table:table-cell>
        </table:table-row>
        <table:table-row table:style-name="Таблица1.7">
          <table:covered-table-cell/>
          <table:table-cell table:style-name="Таблица1.B8" office:value-type="string">
            <text:p text:style-name="P8">Дослід№3</text:p>
          </table:table-cell>
          <table:table-cell table:style-name="Таблица1.C5" office:value-type="string">
            <text:p text:style-name="P9">.3396</text:p>
          </table:table-cell>
          <table:table-cell table:style-name="Таблица1.C5" office:value-type="string">
            <text:p text:style-name="P9">.1221</text:p>
          </table:table-cell>
          <table:table-cell table:style-name="Таблица1.C5" office:value-type="string">
            <text:p text:style-name="P9">.0980</text:p>
          </table:table-cell>
          <table:table-cell table:style-name="Таблица1.C5" office:value-type="string">
            <text:p text:style-name="P9">.0796</text:p>
          </table:table-cell>
          <table:table-cell table:style-name="Таблица1.C5" office:value-type="string">
            <text:p text:style-name="P9">.0652</text:p>
          </table:table-cell>
          <table:table-cell table:style-name="Таблица1.C5" office:value-type="string">
            <text:p text:style-name="P9">.0505</text:p>
          </table:table-cell>
          <table:table-cell table:style-name="Таблица1.I5" office:value-type="string">
            <text:p text:style-name="P9">.0489</text:p>
          </table:table-cell>
        </table:table-row>
        <table:table-row table:style-name="Таблица1.7">
          <table:covered-table-cell/>
          <table:table-cell table:style-name="Таблица1.B8" office:value-type="string">
            <text:p text:style-name="P8">Середнє</text:p>
          </table:table-cell>
          <table:table-cell table:style-name="Таблица1.C6" office:value-type="string">
            <text:p text:style-name="P9">.332</text:p>
          </table:table-cell>
          <table:table-cell table:style-name="Таблица1.C6" office:value-type="string">
            <text:p text:style-name="P10">.1188</text:p>
          </table:table-cell>
          <table:table-cell table:style-name="Таблица1.C6" office:value-type="string">
            <text:p text:style-name="P6">.<text:span text:style-name="T7">0943</text:span></text:p>
          </table:table-cell>
          <table:table-cell table:style-name="Таблица1.C6" office:value-type="string">
            <text:p text:style-name="P11">.0773</text:p>
          </table:table-cell>
          <table:table-cell table:style-name="Таблица1.C6" office:value-type="string">
            <text:p text:style-name="P11">.0639</text:p>
          </table:table-cell>
          <table:table-cell table:style-name="Таблица1.C6" office:value-type="string">
            <text:p text:style-name="P11">.051</text:p>
          </table:table-cell>
          <table:table-cell table:style-name="Таблица1.I6" office:value-type="string">
            <text:p text:style-name="P11">.456</text:p>
          </table:table-cell>
        </table:table-row>
      </table:table>
      <text:p text:style-name="P21"/>
      <text:p text:style-name="P21"/>
      <text:p text:style-name="P21"/>
      <text:p text:style-name="P24"><text:span text:style-name="T9">Таблиця 6.2 - </text:span><text:span text:style-name="T10">Результати експериментів по оцінці середнього часу очікування в черзі</text:span><text:span text:style-name="T18">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7">Час моделювання <text:span text:style-name="T1">2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8" office:value-type="string">
            <text:p text:style-name="P14">Інтенсивність вхідного потоку <text:span text:style-name="T2"></text:span>=1/<text:span text:style-name="T3">m=</text:span><text:span text:style-name="T5">0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3" table:number-columns-spanned="2" office:value-type="string">
            <text:p text:style-name="P14">Коефіцієнт завантаження</text:p>
          </table:table-cell>
          <table:covered-table-cell/>
          <table:table-cell table:style-name="Таблица2.A3" office:value-type="string">
            <text:p text:style-name="P14">0.<text:span text:style-name="T13">3</text:span></text:p>
          </table:table-cell>
          <table:table-cell table:style-name="Таблица2.A3" office:value-type="string">
            <text:p text:style-name="P13">0.4</text:p>
          </table:table-cell>
          <table:table-cell table:style-name="Таблица2.A3" office:value-type="string">
            <text:p text:style-name="P14">0.5</text:p>
          </table:table-cell>
          <table:table-cell table:style-name="Таблица2.A3" office:value-type="string">
            <text:p text:style-name="P13">0.6</text:p>
          </table:table-cell>
          <table:table-cell table:style-name="Таблица2.A3" office:value-type="string">
            <text:p text:style-name="P14">0.<text:span text:style-name="T13">7</text:span></text:p>
          </table:table-cell>
          <table:table-cell table:style-name="Таблица2.A1" office:value-type="string">
            <text:p text:style-name="P13">0.8</text:p>
          </table:table-cell>
        </table:table-row>
        <table:table-row table:style-name="Таблица2.1">
          <table:table-cell table:style-name="Таблица2.A3" table:number-columns-spanned="2" office:value-type="string">
            <text:p text:style-name="P34">Теоретичне значення часу очікування в черзі</text:p>
          </table:table-cell>
          <table:covered-table-cell/>
          <table:table-cell table:style-name="Таблица2.A3" office:value-type="string">
            <text:p text:style-name="P16">.257</text:p>
          </table:table-cell>
          <table:table-cell table:style-name="Таблица2.A3" office:value-type="string">
            <text:p text:style-name="P7">.<text:span text:style-name="T15">533</text:span></text:p>
          </table:table-cell>
          <table:table-cell table:style-name="Таблица2.A3" office:value-type="string">
            <text:p text:style-name="P18">1</text:p>
          </table:table-cell>
          <table:table-cell table:style-name="Таблица2.A3" office:value-type="string">
            <text:p text:style-name="P26">1.8</text:p>
          </table:table-cell>
          <table:table-cell table:style-name="Таблица2.A3" office:value-type="string">
            <text:p text:style-name="P26">3.267</text:p>
          </table:table-cell>
          <table:table-cell table:style-name="Таблица2.A1" office:value-type="string">
            <text:p text:style-name="P26">6.4</text:p>
          </table:table-cell>
        </table:table-row>
        <table:table-row table:style-name="Таблица2.5">
          <table:table-cell table:style-name="Таблица2.A3" table:number-rows-spanned="4" office:value-type="string">
            <text:p text:style-name="P29">Експериментальні значення середнього часу очікування в черзі</text:p>
          </table:table-cell>
          <table:table-cell table:style-name="Таблица2.A3" office:value-type="string">
            <text:p text:style-name="P14">Дослід№1</text:p>
          </table:table-cell>
          <table:table-cell table:style-name="Таблица2.A3" office:value-type="string">
            <text:p text:style-name="P15">.<text:span text:style-name="T14">258</text:span></text:p>
          </table:table-cell>
          <table:table-cell table:style-name="Таблица2.A3" office:value-type="string">
            <text:p text:style-name="P7">.<text:span text:style-name="T15">531</text:span></text:p>
          </table:table-cell>
          <table:table-cell table:style-name="Таблица2.A3" office:value-type="string">
            <text:p text:style-name="P7">.<text:span text:style-name="T15">895</text:span></text:p>
          </table:table-cell>
          <table:table-cell table:style-name="Таблица2.A3" office:value-type="string">
            <text:p text:style-name="P26">1.832</text:p>
          </table:table-cell>
          <table:table-cell table:style-name="Таблица2.A3" office:value-type="string">
            <text:p text:style-name="P26">3.27</text:p>
          </table:table-cell>
          <table:table-cell table:style-name="Таблица2.A1" office:value-type="string">
            <text:p text:style-name="P26">6.71</text:p>
          </table:table-cell>
        </table:table-row>
        <table:table-row table:style-name="Таблица2.5">
          <table:covered-table-cell/>
          <table:table-cell table:style-name="Таблица2.A3" office:value-type="string">
            <text:p text:style-name="P14">Дослід№2</text:p>
          </table:table-cell>
          <table:table-cell table:style-name="Таблица2.A3" office:value-type="string">
            <text:p text:style-name="P15">.<text:span text:style-name="T14">26</text:span>0</text:p>
          </table:table-cell>
          <table:table-cell table:style-name="Таблица2.A3" office:value-type="string">
            <text:p text:style-name="P25">.544</text:p>
          </table:table-cell>
          <table:table-cell table:style-name="Таблица2.A3" office:value-type="string">
            <text:p text:style-name="P18">1.02</text:p>
          </table:table-cell>
          <table:table-cell table:style-name="Таблица2.A3" office:value-type="string">
            <text:p text:style-name="P26">1.945</text:p>
          </table:table-cell>
          <table:table-cell table:style-name="Таблица2.A3" office:value-type="string">
            <text:p text:style-name="P26">3.34</text:p>
          </table:table-cell>
          <table:table-cell table:style-name="Таблица2.A1" office:value-type="string">
            <text:p text:style-name="P26"><text:s/>6.04</text:p>
          </table:table-cell>
        </table:table-row>
        <table:table-row table:style-name="Таблица2.5">
          <table:covered-table-cell/>
          <table:table-cell table:style-name="Таблица2.A3" office:value-type="string">
            <text:p text:style-name="P14">Дослід№3</text:p>
          </table:table-cell>
          <table:table-cell table:style-name="Таблица2.A3" office:value-type="string">
            <text:p text:style-name="P15"><text:s/>.<text:span text:style-name="T14">243</text:span></text:p>
          </table:table-cell>
          <table:table-cell table:style-name="Таблица2.A3" office:value-type="string">
            <text:p text:style-name="P7">.<text:span text:style-name="T15">514</text:span></text:p>
          </table:table-cell>
          <table:table-cell table:style-name="Таблица2.A3" office:value-type="string">
            <text:p text:style-name="P7">.<text:span text:style-name="T15">963</text:span></text:p>
          </table:table-cell>
          <table:table-cell table:style-name="Таблица2.A3" office:value-type="string">
            <text:p text:style-name="P26">1.786</text:p>
          </table:table-cell>
          <table:table-cell table:style-name="Таблица2.A3" office:value-type="string">
            <text:p text:style-name="P26">3.34</text:p>
          </table:table-cell>
          <table:table-cell table:style-name="Таблица2.A1" office:value-type="string">
            <text:p text:style-name="P26">6.61</text:p>
          </table:table-cell>
        </table:table-row>
        <table:table-row table:style-name="Таблица2.5">
          <table:covered-table-cell/>
          <table:table-cell table:style-name="Таблица2.A3" office:value-type="string">
            <text:p text:style-name="P14">Середнє</text:p>
          </table:table-cell>
          <table:table-cell table:style-name="Таблица2.C8" office:value-type="string">
            <text:p text:style-name="P27">.253</text:p>
          </table:table-cell>
          <table:table-cell table:style-name="Таблица2.C8" office:value-type="string">
            <text:p text:style-name="P7">.<text:span text:style-name="T16">530</text:span></text:p>
          </table:table-cell>
          <table:table-cell table:style-name="Таблица2.C8" office:value-type="string">
            <text:p text:style-name="P7">.<text:span text:style-name="T16">959</text:span></text:p>
          </table:table-cell>
          <table:table-cell table:style-name="Таблица2.C8" office:value-type="string">
            <text:p text:style-name="P27">1.854</text:p>
          </table:table-cell>
          <table:table-cell table:style-name="Таблица2.C8" office:value-type="string">
            <text:p text:style-name="P27">3.32</text:p>
          </table:table-cell>
          <table:table-cell table:style-name="Таблица2.H8" office:value-type="string">
            <text:p text:style-name="P27">6.45</text:p>
          </table:table-cell>
        </table:table-row>
      </table:table>
      <text:p text:style-name="P41"/>
      <text:p text:style-name="P23"><text:span text:style-name="T9">Таблиця 6.3 - </text:span><text:span text:style-name="T12">Результати експериментів по оцінці середньої довжини черги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table:number-columns-spanned="8" office:value-type="string">
            <text:p text:style-name="P31">Час моделювання <text:span text:style-name="T20">2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8" office:value-type="string">
            <text:p text:style-name="P31">Інтенсивність вхідного потоку <text:span text:style-name="T2"></text:span>=1<text:span text:style-name="T3">/m=</text:span><text:span text:style-name="T6">0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3" table:number-columns-spanned="2" office:value-type="string">
            <text:p text:style-name="P31">Коефіцієнт завантаження</text:p>
          </table:table-cell>
          <table:covered-table-cell/>
          <table:table-cell table:style-name="Таблица3.A3" office:value-type="string">
            <text:p text:style-name="P31">0,3</text:p>
          </table:table-cell>
          <table:table-cell table:style-name="Таблица3.A3" office:value-type="string">
            <text:p text:style-name="P31">0,4</text:p>
          </table:table-cell>
          <table:table-cell table:style-name="Таблица3.A3" office:value-type="string">
            <text:p text:style-name="P31">0,5</text:p>
          </table:table-cell>
          <table:table-cell table:style-name="Таблица3.A3" office:value-type="string">
            <text:p text:style-name="P31">0.6</text:p>
          </table:table-cell>
          <table:table-cell table:style-name="Таблица3.A3" office:value-type="string">
            <text:p text:style-name="P31">0.7</text:p>
          </table:table-cell>
          <table:table-cell table:style-name="Таблица3.A1" office:value-type="string">
            <text:p text:style-name="P31">0.8</text:p>
          </table:table-cell>
        </table:table-row>
        <table:table-row table:style-name="Таблица3.1">
          <table:table-cell table:style-name="Таблица3.A3" table:number-columns-spanned="2" office:value-type="string">
            <text:p text:style-name="P14">Теоретичне значення середньої довжини черги</text:p>
          </table:table-cell>
          <table:covered-table-cell/>
          <table:table-cell table:style-name="Таблица3.A3" office:value-type="string">
            <text:p text:style-name="P28">.<text:span text:style-name="T20">128</text:span></text:p>
          </table:table-cell>
          <table:table-cell table:style-name="Таблица3.A3" office:value-type="string">
            <text:p text:style-name="P28">.<text:span text:style-name="T20">267</text:span></text:p>
          </table:table-cell>
          <table:table-cell table:style-name="Таблица3.A3" office:value-type="string">
            <text:p text:style-name="P37">.5</text:p>
          </table:table-cell>
          <table:table-cell table:style-name="Таблица3.A3" office:value-type="string">
            <text:p text:style-name="P38">0.9</text:p>
          </table:table-cell>
          <table:table-cell table:style-name="Таблица3.A3" office:value-type="string">
            <text:p text:style-name="P40">1.63</text:p>
          </table:table-cell>
          <table:table-cell table:style-name="Таблица3.A1" office:value-type="string">
            <text:p text:style-name="P40">3.2</text:p>
          </table:table-cell>
        </table:table-row>
        <table:table-row table:style-name="Таблица3.5">
          <table:table-cell table:style-name="Таблица3.A3" table:number-rows-spanned="4" office:value-type="string">
            <text:p text:style-name="P30"/>
            <text:p text:style-name="P31">Експериментальні значення середньої довжини черги</text:p>
          </table:table-cell>
          <table:table-cell table:style-name="Таблица3.A3" office:value-type="string">
            <text:p text:style-name="P31">Дослід№1</text:p>
          </table:table-cell>
          <table:table-cell table:style-name="Таблица3.A3" office:value-type="string">
            <text:p text:style-name="P35">.129</text:p>
          </table:table-cell>
          <table:table-cell table:style-name="Таблица3.A3" office:value-type="string">
            <text:p text:style-name="P36">.265</text:p>
          </table:table-cell>
          <table:table-cell table:style-name="Таблица3.A3" office:value-type="string">
            <text:p text:style-name="P28">.<text:span text:style-name="T21">481</text:span></text:p>
          </table:table-cell>
          <table:table-cell table:style-name="Таблица3.A3" office:value-type="string">
            <text:p text:style-name="P39">.882</text:p>
          </table:table-cell>
          <table:table-cell table:style-name="Таблица3.A3" office:value-type="string">
            <text:p text:style-name="P40">1.493</text:p>
          </table:table-cell>
          <table:table-cell table:style-name="Таблица3.A1" office:value-type="string">
            <text:p text:style-name="P40">3.01</text:p>
          </table:table-cell>
        </table:table-row>
        <table:table-row table:style-name="Таблица3.5">
          <table:covered-table-cell/>
          <table:table-cell table:style-name="Таблица3.A3" office:value-type="string">
            <text:p text:style-name="P31">Дослід№2</text:p>
          </table:table-cell>
          <table:table-cell table:style-name="Таблица3.A3" office:value-type="string">
            <text:p text:style-name="P35">.129</text:p>
          </table:table-cell>
          <table:table-cell table:style-name="Таблица3.A3" office:value-type="string">
            <text:p text:style-name="P36">.267</text:p>
          </table:table-cell>
          <table:table-cell table:style-name="Таблица3.A3" office:value-type="string">
            <text:p text:style-name="P28">.<text:span text:style-name="T21">507</text:span></text:p>
          </table:table-cell>
          <table:table-cell table:style-name="Таблица3.A3" office:value-type="string">
            <text:p text:style-name="P28">.<text:span text:style-name="T22">906</text:span></text:p>
          </table:table-cell>
          <table:table-cell table:style-name="Таблица3.A3" office:value-type="string">
            <text:p text:style-name="P40">1.47</text:p>
          </table:table-cell>
          <table:table-cell table:style-name="Таблица3.A1" office:value-type="string">
            <text:p text:style-name="P40">3.25</text:p>
          </table:table-cell>
        </table:table-row>
        <table:table-row table:style-name="Таблица3.5">
          <table:covered-table-cell/>
          <table:table-cell table:style-name="Таблица3.A3" office:value-type="string">
            <text:p text:style-name="P31">Дослід№3</text:p>
          </table:table-cell>
          <table:table-cell table:style-name="Таблица3.A3" office:value-type="string">
            <text:p text:style-name="P35">.145</text:p>
          </table:table-cell>
          <table:table-cell table:style-name="Таблица3.A3" office:value-type="string">
            <text:p text:style-name="P36">.259</text:p>
          </table:table-cell>
          <table:table-cell table:style-name="Таблица3.A3" office:value-type="string">
            <text:p text:style-name="P28">.<text:span text:style-name="T21">492</text:span></text:p>
          </table:table-cell>
          <table:table-cell table:style-name="Таблица3.A3" office:value-type="string">
            <text:p text:style-name="P28">.<text:span text:style-name="T22">911</text:span></text:p>
          </table:table-cell>
          <table:table-cell table:style-name="Таблица3.A3" office:value-type="string">
            <text:p text:style-name="P40">1.689</text:p>
          </table:table-cell>
          <table:table-cell table:style-name="Таблица3.A1" office:value-type="string">
            <text:p text:style-name="P40">3.32</text:p>
          </table:table-cell>
        </table:table-row>
        <table:table-row table:style-name="Таблица3.5">
          <table:covered-table-cell/>
          <table:table-cell table:style-name="Таблица3.A3" office:value-type="string">
            <text:p text:style-name="P31">Середнє</text:p>
          </table:table-cell>
          <table:table-cell table:style-name="Таблица3.C8" office:value-type="string">
            <text:p text:style-name="P28">.<text:span text:style-name="T19">134</text:span></text:p>
          </table:table-cell>
          <table:table-cell table:style-name="Таблица3.C8" office:value-type="string">
            <text:p text:style-name="P36">.264</text:p>
          </table:table-cell>
          <table:table-cell table:style-name="Таблица3.C8" office:value-type="string">
            <text:p text:style-name="P28">.<text:span text:style-name="T21">493</text:span></text:p>
          </table:table-cell>
          <table:table-cell table:style-name="Таблица3.C8" office:value-type="string">
            <text:p text:style-name="P28">.<text:span text:style-name="T23">899</text:span></text:p>
          </table:table-cell>
          <table:table-cell table:style-name="Таблица3.C8" office:value-type="string">
            <text:p text:style-name="P40">1.596</text:p>
          </table:table-cell>
          <table:table-cell table:style-name="Таблица3.H8" office:value-type="string">
            <text:p text:style-name="P40">3.19</text:p>
          </table:table-cell>
        </table:table-row>
      </table:table>
      <text:list xml:id="list9078646344866408349"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9">
      <style:paragraph-properties fo:orphans="2" fo:widows="2">
        <style:tab-stops/>
      </style:paragraph-properties>
      <style:text-properties style:font-size-complex="12pt"/>
    </style:style>
    <style:style style:name="Стиль_20_Заголовка_20_таблицы" style:display-name="Стиль Заголовка таблицы" style:family="paragraph" style:parent-style-name="Standard" style:nex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text-properties style:font-name-asian="MS Mincho" style:font-family-asian="'MS Mincho', 'ＭＳ 明朝'" style:font-family-generic-asian="modern" style:font-size-complex="12pt"/>
    </style:style>
    <style:style style:name="СтильВнутри_20_таблицы_20_по_20_центру" style:display-name="СтильВнутри таблицы по центру" style:family="paragraph" style:parent-style-name="Стиль_20_основного_20_текста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6cm" fo:text-indent="-0.6cm" fo:margin-left="2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2.406cm" fo:text-indent="-0.635cm" fo:margin-left="3.041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9:07.555195540</meta:creation-date>
    <dc:date>2015-04-16T12:26:13.702902925</dc:date>
    <meta:editing-duration>PT51M50S</meta:editing-duration>
    <meta:editing-cycles>22</meta:editing-cycles>
    <meta:generator>LibreOffice/4.2.7.2$Linux_X86_64 LibreOffice_project/420m0$Build-2</meta:generator>
    <meta:document-statistic meta:table-count="3" meta:image-count="0" meta:object-count="0" meta:page-count="1" meta:paragraph-count="152" meta:word-count="258" meta:character-count="1595" meta:non-whitespace-character-count="1485"/>
  </office:meta>
</office:document-meta>
</file>